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o" svg:font-family="Al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leo"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hird generation feminism broke women</text:p>
      <text:p text:style-name="P1"/>
      <text:p text:style-name="P1">Hi woman-identified-people, as a man-identified-person I don't think you quite understand what third generation feminism (TGF) has done to relationships now. Since being as a man-identified-people is now seen as person 1:1 in relationships is now necessary to actually talk to men that you are sexually attracted to. If you don't think so, then we are not in a 1:1 relation and you think I'm obliged to show that I'm interested in and that creates an obligation that the new culture that was brought down with, it's a fact that men in this new relation don't know how to show that is attracted to you (every way to show that is now said to be sexist), so please, know that EVERY RULE is broken when you want to destroy a cul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o" svg:font-family="Al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1:24:04.896195000</meta:creation-date>
    <dc:date>2016-05-31T01:26:38.869338000</dc:date>
    <meta:editing-duration>PT2M34S</meta:editing-duration>
    <meta:editing-cycles>1</meta:editing-cycles>
    <meta:generator>LibreOffice/5.0.1.2$MacOSX_X86_64 LibreOffice_project/81898c9f5c0d43f3473ba111d7b351050be20261</meta:generator>
    <meta:document-statistic meta:table-count="0" meta:image-count="0" meta:object-count="0" meta:page-count="1" meta:paragraph-count="2" meta:word-count="137" meta:character-count="770" meta:non-whitespace-character-count="635"/>
  </office:meta>
</office:document-meta>
</file>